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4">
      <style:text-properties fo:font-size="13pt" style:font-size-asian="13pt" style:font-size-complex="13pt"/>
    </style:style>
    <style:style style:name="P3" style:family="paragraph" style:parent-style-name="Standard" style:list-style-name="L4">
      <style:text-properties fo:font-size="13pt" officeooo:rsid="00086ec9" officeooo:paragraph-rsid="00086ec9" style:font-size-asian="13pt" style:font-size-complex="13pt"/>
    </style:style>
    <style:style style:name="P4" style:family="paragraph" style:parent-style-name="Standard">
      <style:text-properties officeooo:paragraph-rsid="000a04ab"/>
    </style:style>
    <style:style style:name="T1" style:family="text">
      <style:text-properties loext:padding="0.0193in" loext:border="0.06pt solid #d9d9e3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a04ab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/></text:p>
      <text:p text:style-name="P4"><text:span text:style-name="T3">Aluno: Cirilo Rodrigues Gonçalves</text:span></text:p>
      <text:p text:style-name="P4"><text:span text:style-name="T3"/></text:p>
      <text:p text:style-name="P4"><text:span text:style-name="T3"/></text:p>
      <text:p text:style-name="P4"><text:span text:style-name="T2">A função </text:span><text:span text:style-name="Source_20_Text"><text:span text:style-name="T2">menuLivro</text:span></text:span><text:span text:style-name="T2"> implementa um menu interativo para gerenciamento de operações relacionadas a livros em uma aplicação. Aqui estão os detalhes de cada parte do código:</text:span></text:p>
      <text:list text:style-name="L4">
        <text:list-item>
          <text:p text:style-name="P1"><text:span text:style-name="Strong_20_Emphasis"><text:span text:style-name="T2">Apresentação do Menu:</text:span></text:span></text:p>
          <text:list>
            <text:list-item>
              <text:p text:style-name="P2">A função começa exibindo um menu com seis opções numeradas para o usuário, permitindo escolher entre diferentes operações relacionadas a livros.</text:p>
            </text:list-item>
          </text:list>
        </text:list-item>
        <text:list-item>
          <text:p text:style-name="P1"><text:span text:style-name="Strong_20_Emphasis"><text:span text:style-name="T2">Loop Infinito para o Menu:</text:span></text:span></text:p>
          <text:list>
            <text:list-item>
              <text:p text:style-name="P1"><text:span text:style-name="T2">O código utiliza um loop infinito (</text:span><text:span text:style-name="Source_20_Text"><text:span text:style-name="T2">for (;;)</text:span></text:span><text:span text:style-name="T2">) para manter o usuário no menu até que ele escolha sair.</text:span></text:p>
            </text:list-item>
          </text:list>
        </text:list-item>
        <text:list-item>
          <text:p text:style-name="P1"><text:span text:style-name="Strong_20_Emphasis"><text:span text:style-name="T2">Captura da Opção do Usuário:</text:span></text:span></text:p>
          <text:list>
            <text:list-item>
              <text:p text:style-name="P1"><text:span text:style-name="Source_20_Text"><text:span text:style-name="T2">op1 = getchar();</text:span></text:span><text:span text:style-name="T2"> captura a opção do usuário.</text:span></text:p>
            </text:list-item>
          </text:list>
        </text:list-item>
        <text:list-item>
          <text:p text:style-name="P1"><text:span text:style-name="Strong_20_Emphasis"><text:span text:style-name="T2">Switch para Tratar Opções:</text:span></text:span></text:p>
          <text:list>
            <text:list-item>
              <text:p text:style-name="P1"><text:span text:style-name="T2">Um bloco </text:span><text:span text:style-name="Source_20_Text"><text:span text:style-name="T2">switch</text:span></text:span><text:span text:style-name="T2"> é utilizado para tratar diferentes opções do menu com base no valor de </text:span><text:span text:style-name="Source_20_Text"><text:span text:style-name="T2">op1</text:span></text:span><text:span text:style-name="T2">.</text:span></text:p>
            </text:list-item>
          </text:list>
        </text:list-item>
        <text:list-item>
          <text:p text:style-name="P1"><text:span text:style-name="Strong_20_Emphasis"><text:span text:style-name="T2">Opção 1 - Imprimir Lista de Livros:</text:span></text:span></text:p>
          <text:list>
            <text:list-item>
              <text:p text:style-name="P2">Verifica se há uma filial e livros associados a ela.</text:p>
            </text:list-item>
            <text:list-item>
              <text:p text:style-name="P1"><text:span text:style-name="T2">Se sim, chama a função </text:span><text:span text:style-name="Source_20_Text"><text:span text:style-name="T2">imprimeAcervo</text:span></text:span><text:span text:style-name="T2"> para imprimir a lista de livros.</text:span></text:p>
            </text:list-item>
          </text:list>
        </text:list-item>
        <text:list-item>
          <text:p text:style-name="P1"><text:span text:style-name="Strong_20_Emphasis"><text:span text:style-name="T2">Opção 2 - Inserir Novo Livro:</text:span></text:span></text:p>
          <text:list>
            <text:list-item>
              <text:p text:style-name="P2">Declara variáveis para armazenar informações sobre um novo livro, como quantidade, ISBN, título e autor.</text:p>
            </text:list-item>
            <text:list-item>
              <text:p text:style-name="P2">Solicita ao usuário essas informações.</text:p>
            </text:list-item>
            <text:list-item>
              <text:p text:style-name="P1"><text:span text:style-name="T2">Chama a função </text:span><text:span text:style-name="Source_20_Text"><text:span text:style-name="T2">cadLivroFilial</text:span></text:span><text:span text:style-name="T2"> para cadastrar o livro na filial atual.</text:span></text:p>
            </text:list-item>
          </text:list>
        </text:list-item>
        <text:list-item>
          <text:p text:style-name="P1"><text:span text:style-name="Strong_20_Emphasis"><text:span text:style-name="T2">Opção 3 - Buscar Livro:</text:span></text:span></text:p>
          <text:list>
            <text:list-item>
              <text:p text:style-name="P2">Declara variáveis para armazenar informações sobre um livro a ser buscado, como ID, ISBN, título e autor.</text:p>
            </text:list-item>
            <text:list-item>
              <text:p text:style-name="P2">Solicita ao usuário essas informações.</text:p>
            </text:list-item>
            <text:list-item>
              <text:p text:style-name="P1"><text:span text:style-name="T2">Chama a função </text:span><text:span text:style-name="Source_20_Text"><text:span text:style-name="T2">buscaLivro</text:span></text:span><text:span text:style-name="T2"> para procurar o livro na filial atual.</text:span></text:p>
            </text:list-item>
          </text:list>
        </text:list-item>
        <text:list-item>
          <text:p text:style-name="P1"><text:span text:style-name="Strong_20_Emphasis"><text:span text:style-name="T2">Opção 4 - Imprimir Estrutura da Árvore Binária de Busca:</text:span></text:span></text:p>
          <text:list>
            <text:list-item>
              <text:p text:style-name="P2">Declara uma variável para a profundidade da impressão da árvore.</text:p>
            </text:list-item>
            <text:list-item>
              <text:p text:style-name="P1"><text:span text:style-name="T2">Chama a função </text:span><text:span text:style-name="Source_20_Text"><text:span text:style-name="T2">imprimeArvore</text:span></text:span><text:span text:style-name="T2"> para imprimir a estrutura da árvore binária de busca associada à filial atual.</text:span></text:p>
            </text:list-item>
          </text:list>
        </text:list-item>
        <text:list-item>
          <text:p text:style-name="P1"><text:span text:style-name="Strong_20_Emphasis"><text:span text:style-name="T2">Opção 5 - Excluir Livro:</text:span></text:span></text:p>
          <text:list>
            <text:list-item>
              <text:p text:style-name="P3">O nessa é passado a função o parametro ultimaFilial, isbn e id, dentro da função sao chamadas outras funçoes para exculir o livro.</text:p>
            </text:list-item>
          </text:list>
        </text:list-item>
        <text:list-item>
          <text:p text:style-name="P1"><text:span text:style-name="Strong_20_Emphasis"><text:span text:style-name="T2">Opção 6 - Voltar ao Menu Inicial:</text:span></text:span></text:p>
          <text:list>
            <text:list-item>
              <text:p text:style-name="P2">Retorna da função, encerrando o loop e permitindo que o usuário volte ao menu inicial.</text:p>
            </text:list-item>
          </text:list>
        </text:list-item>
      </text:list>
      <text:p text:style-name="Standard"><text:span text:style-name="Strong_20_Emphasis"><text:span text:style-name="T2"><text:line-break/>Função </text:span></text:span><text:span text:style-name="Strong_20_Emphasis"><text:span text:style-name="Source_20_Text"><text:span text:style-name="T2">criaFilial</text:span></text:span></text:span><text:span text:style-name="Strong_20_Emphasis"><text:span text:style-name="T2">:</text:span></text:span></text:p>
      <text:p text:style-name="Standard"><text:span text:style-name="Strong_20_Emphasis"><text:span text:style-name="T2"/></text:span></text:p>
      <text:p text:style-name="Standard"><text:span text:style-name="T2">A função </text:span><text:span text:style-name="Source_20_Text"><text:span text:style-name="T2">criaFilial</text:span></text:span><text:span text:style-name="T2"> tem como objetivo criar e inicializar uma nova instância da estrutura </text:span><text:span text:style-name="Source_20_Text"><text:span text:style-name="T2">Filiais</text:span></text:span><text:span text:style-name="T2">, representando uma filial da biblioteca. Os parâmetros incluem um identificador único (</text:span><text:span text:style-name="Source_20_Text"><text:span text:style-name="T2">id</text:span></text:span><text:span text:style-name="T2">), um endereço e o nome do gerente da filial. A função aloca </text:span><text:soft-page-break/><text:span text:style-name="T2">dinamicamente memória para a nova filial, preenche seus campos e retorna um ponteiro para a filial recém-criada.</text:span></text:p>
      <text:p text:style-name="Standard"><text:span text:style-name="T2"/></text:p>
      <text:p text:style-name="Standard"><text:span text:style-name="T2">Função </text:span><text:span text:style-name="Source_20_Text"><text:span text:style-name="T2">cadNovaFilial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cadNovaFilial</text:span></text:span><text:span text:style-name="T2"> é responsável por cadastrar uma nova filial no sistema. Ela recebe informações sobre a filial, como o identificador (</text:span><text:span text:style-name="Source_20_Text"><text:span text:style-name="T2">id</text:span></text:span><text:span text:style-name="T2">), o endereço e o nome do gerente. Se não houver nenhuma filial cadastrada, cria uma nova filial. Caso contrário, percorre as filiais existentes para evitar a criação de filiais com IDs duplicados.</text:span></text:p>
      <text:p text:style-name="Standard"><text:span text:style-name="T2"/></text:p>
      <text:p text:style-name="Standard"><text:span text:style-name="T2">Função </text:span><text:span text:style-name="Source_20_Text"><text:span text:style-name="T2">removerFilial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removerFilial</text:span></text:span><text:span text:style-name="T2"> busca e remove uma filial do sistema com base em seu identificador (</text:span><text:span text:style-name="Source_20_Text"><text:span text:style-name="T2">id</text:span></text:span><text:span text:style-name="T2">). Se a filial é encontrada, ela é removida, ajustando as referências de ligação entre as filiais. Caso contrário, exibe uma mensagem indicando que a filial não foi encontrada.</text:span></text:p>
      <text:p text:style-name="Standard"><text:span text:style-name="T2"/></text:p>
      <text:p text:style-name="Standard"><text:span text:style-name="T2">Função </text:span><text:span text:style-name="Source_20_Text"><text:span text:style-name="T2">criaLivro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criaLivro</text:span></text:span><text:span text:style-name="T2"> é responsável por criar e inicializar uma nova instância da estrutura </text:span><text:span text:style-name="Source_20_Text"><text:span text:style-name="T2">Livro</text:span></text:span><text:span text:style-name="T2">, representando um livro na biblioteca. Ela recebe informações sobre o livro, como ISBN, autor, título e a quantidade de exemplares disponíveis. A função aloca dinamicamente memória para o novo livro, preenche seus campos e retorna um ponteiro para o livro recém-criado.</text:span></text:p>
      <text:p text:style-name="Standard"><text:span text:style-name="T2"/></text:p>
      <text:p text:style-name="Standard"><text:span text:style-name="T2">Função </text:span><text:span text:style-name="Source_20_Text"><text:span text:style-name="T2">cadLivroFilial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cadLivroFilial</text:span></text:span><text:span text:style-name="T2"> cadastra um novo livro em uma filial específica. Recebe uma referência para a filial (</text:span><text:span text:style-name="Source_20_Text"><text:span text:style-name="T2">Filiais *f</text:span></text:span><text:span text:style-name="T2">) e as informações sobre o livro (ISBN, autor, título e quantidade de exemplares). Se a filial não existir ou não tiver livros cadastrados, cria um novo livro e o associa à filial. Caso contrário, chama a função </text:span><text:span text:style-name="Source_20_Text"><text:span text:style-name="T2">insereLivro</text:span></text:span><text:span text:style-name="T2"> para adicionar o novo livro à árvore de livros da filial.</text:span></text:p>
      <text:p text:style-name="Standard"><text:span text:style-name="T2"/></text:p>
      <text:p text:style-name="Standard"><text:span text:style-name="T2">Função </text:span><text:span text:style-name="Source_20_Text"><text:span text:style-name="T2">insereLivro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insereLivro</text:span></text:span><text:span text:style-name="T2"> adiciona um novo livro à árvore de livros de uma filial. Recebe uma referência para a raiz da árvore (</text:span><text:span text:style-name="Source_20_Text"><text:span text:style-name="T2">Livro *raiz</text:span></text:span><text:span text:style-name="T2">) e as informações sobre o novo livro. Utiliza uma abordagem de árvore binária de busca para encontrar a posição correta para inserir o novo livro na árvore.</text:span></text:p>
      <text:p text:style-name="Standard"><text:span text:style-name="T2"/></text:p>
      <text:p text:style-name="Standard"><text:span text:style-name="T2">Função </text:span><text:span text:style-name="Source_20_Text"><text:span text:style-name="T2">buscaLivroNaArvore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buscaLivroNaArvore</text:span></text:span><text:span text:style-name="T2"> realiza uma busca em profundidade na árvore binária de busca à procura de um livro específico, utilizando o ISBN como critério de busca. Retorna um ponteiro para o livro se encontrado, ou NULL caso contrário.</text:span></text:p>
      <text:p text:style-name="Standard"><text:span text:style-name="T2">Função </text:span><text:span text:style-name="Source_20_Text"><text:span text:style-name="T2">imprimeAcervo</text:span></text:span><text:span text:style-name="T2">:</text:span></text:p>
      <text:p text:style-name="Standard"><text:soft-page-break/><text:span text:style-name="T2">A função </text:span><text:span text:style-name="Source_20_Text"><text:span text:style-name="T2">imprimeAcervo</text:span></text:span><text:span text:style-name="T2"> realiza uma impressão em ordem da árvore de livros, exibindo as informações de cada livro. Utiliza uma abordagem de percurso em ordem (in-order) na árvore para garantir uma apresentação ordenada dos livros.</text:span></text:p>
      <text:p text:style-name="Standard"><text:span text:style-name="T2"/></text:p>
      <text:p text:style-name="Standard"><text:span text:style-name="T2"/></text:p>
      <text:p text:style-name="Standard"><text:span text:style-name="T2">Função </text:span><text:span text:style-name="Source_20_Text"><text:span text:style-name="T2">imprimeArvore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imprimeArvore</text:span></text:span><text:span text:style-name="T2"> imprime a estrutura da árvore binária de busca de forma hierárquica. Utiliza uma abordagem de percurso em ordem (in-order) para imprimir os nós da árvore, ajustando a indentação de acordo com a profundidade dos nós.</text:span></text:p>
      <text:p text:style-name="Standard"><text:span text:style-name="T2"/></text:p>
      <text:p text:style-name="Standard"><text:span text:style-name="T2">Função </text:span><text:span text:style-name="Source_20_Text"><text:span text:style-name="T2">removerLivro</text:span></text:span><text:span text:style-name="T2">:</text:span></text:p>
      <text:p text:style-name="Standard"><text:span text:style-name="T2"/></text:p>
      <text:p text:style-name="Standard"><text:span text:style-name="T2">A função </text:span><text:span text:style-name="Source_20_Text"><text:span text:style-name="T2">removerLivro</text:span></text:span><text:span text:style-name="T2"> remove um livro específico de uma filial com base no ISBN. Busca o livro na árvore de livros da filial e, se encontrado, realiza a remoção, ajustando as referências da árvore.</text:span></text:p>
      <text:p text:style-name="Standard"><text:span text:style-name="T2">Função </text:span><text:span text:style-name="Source_20_Text"><text:span text:style-name="T2">menorLivro</text:span></text:span><text:span text:style-name="T2">:</text:span></text:p>
      <text:p text:style-name="Standard"><text:span text:style-name="T2">A função </text:span><text:span text:style-name="Source_20_Text"><text:span text:style-name="T2">menorLivro</text:span></text:span><text:span text:style-name="T2"> encontra o nó mais à esquerda de uma árvore, representando o menor valor na árvore de busca.</text:span></text:p>
      <text:p text:style-name="Standard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1:16:31.407501337</meta:creation-date>
    <dc:date>2023-11-19T21:57:22.538001097</dc:date>
    <meta:editing-duration>PT22M11S</meta:editing-duration>
    <meta:editing-cycles>2</meta:editing-cycles>
    <meta:generator>LibreOffice/7.6.2.1$Linux_X86_64 LibreOffice_project/60$Build-1</meta:generator>
    <meta:print-date>2023-11-19T21:47:17.442192263</meta:print-date>
    <meta:printed-by>PDF files</meta:printed-by>
    <meta:document-statistic meta:table-count="0" meta:image-count="0" meta:object-count="0" meta:page-count="3" meta:paragraph-count="50" meta:word-count="845" meta:character-count="5105" meta:non-whitespace-character-count="4335"/>
  </office:meta>
</office:document-meta>
</file>